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face style:name="Times New Roman" svg:font-family="'Times New Roman'" style:font-family-generic="roman"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Heading_20_2">
      <style:text-properties fo:language="it" fo:country="IT" officeooo:rsid="00b91e78" officeooo:paragraph-rsid="00b91e78"/>
    </style:style>
    <style:style style:name="P2" style:family="paragraph" style:parent-style-name="Text_20_body">
      <style:text-properties fo:language="it" fo:country="IT" officeooo:rsid="008972dc" officeooo:paragraph-rsid="0087d842"/>
    </style:style>
    <style:style style:name="P3" style:family="paragraph" style:parent-style-name="Heading_20_1">
      <style:paragraph-properties fo:text-align="center" style:justify-single-word="false"/>
      <style:text-properties fo:language="it" fo:country="IT"/>
    </style:style>
    <style:style style:name="P4" style:family="paragraph" style:parent-style-name="Standard">
      <style:text-properties fo:language="it" fo:country="IT"/>
    </style:style>
    <style:style style:name="P5" style:family="paragraph" style:parent-style-name="Text_20_body">
      <style:text-properties officeooo:rsid="00ba5af0" officeooo:paragraph-rsid="00ba5af0"/>
    </style:style>
    <style:style style:name="P6" style:family="paragraph" style:parent-style-name="Text_20_body">
      <style:text-properties officeooo:rsid="00c14400" officeooo:paragraph-rsid="00c14400"/>
    </style:style>
    <style:style style:name="P7" style:family="paragraph" style:parent-style-name="Text_20_body">
      <style:text-properties officeooo:rsid="00c14400" officeooo:paragraph-rsid="00c17a00"/>
    </style:style>
    <style:style style:name="P8" style:family="paragraph" style:parent-style-name="Text_20_body">
      <style:text-properties officeooo:rsid="00c2e942" officeooo:paragraph-rsid="00c2e942"/>
    </style:style>
    <style:style style:name="P9" style:family="paragraph" style:parent-style-name="Standard">
      <loext:graphic-properties draw:fill="none" draw:fill-color="#ffffff"/>
      <style:paragraph-properties fo:text-align="center" style:justify-single-word="false" fo:background-color="transparent"/>
    </style:style>
    <style:style style:name="P10" style:family="paragraph" style:parent-style-name="Text_20_body">
      <style:text-properties fo:language="it" fo:country="IT" officeooo:rsid="0101bcf4" officeooo:paragraph-rsid="0101bcf4"/>
    </style:style>
    <style:style style:name="T1" style:family="text">
      <style:text-properties officeooo:rsid="00133868"/>
    </style:style>
    <style:style style:name="T2" style:family="text">
      <style:text-properties officeooo:rsid="008ac6bb"/>
    </style:style>
    <style:style style:name="T3" style:family="text">
      <style:text-properties officeooo:rsid="00bdd639"/>
    </style:style>
    <style:style style:name="T4" style:family="text">
      <style:text-properties officeooo:rsid="00c17a00"/>
    </style:style>
    <style:style style:name="T5" style:family="text">
      <style:text-properties officeooo:rsid="00e3912b"/>
    </style:style>
    <style:style style:name="T6" style:family="text">
      <style:text-properties officeooo:rsid="00e5ab72"/>
    </style:style>
    <style:style style:name="T7" style:family="text">
      <style:text-properties officeooo:rsid="00e7f002"/>
    </style:style>
    <style:style style:name="T8" style:family="text">
      <style:text-properties officeooo:rsid="00ee86e4"/>
    </style:style>
    <style:style style:name="T9" style:family="text">
      <style:text-properties fo:background-color="transparent" loext:char-shading-value="0"/>
    </style:style>
    <style:style style:name="T10" style:family="text">
      <style:text-properties officeooo:rsid="00ea2473" fo:background-color="transparent" loext:char-shading-value="0"/>
    </style:style>
    <style:style style:name="T11" style:family="text">
      <style:text-properties officeooo:rsid="0100197b" fo:background-color="transparent" loext:char-shading-value="0"/>
    </style:style>
    <style:style style:name="T12" style:family="text">
      <style:text-properties officeooo:rsid="0101bcf4" fo:background-color="transparent" loext:char-shading-value="0"/>
    </style:style>
    <style:style style:name="T13" style:family="text">
      <style:text-properties officeooo:rsid="00f7cf92"/>
    </style:style>
    <style:style style:name="T14" style:family="text">
      <style:text-properties officeooo:rsid="00f83bdc"/>
    </style:style>
    <style:style style:name="T15" style:family="text">
      <style:text-properties officeooo:rsid="00fd4217"/>
    </style:style>
    <style:style style:name="T16" style:family="text">
      <style:text-properties officeooo:rsid="0100197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3">Progetto</text:span> di <text:span text:style-name="T1">High Performance Computing 202</text:span><text:span text:style-name="T16">3</text:span><text:span text:style-name="T1">/202</text:span><text:span text:style-name="T16">4</text:span></text:h>
      <text:p text:style-name="P9"><text:span text:style-name="T12">Alessandro Monticelli</text:span>, matr. <text:span text:style-name="T12">0001028456</text:span></text:p>
      <text:p text:style-name="P9"><text:span text:style-name="T12">13</text:span><text:span text:style-name="T9">/</text:span><text:span text:style-name="T12">01­</text:span><text:span text:style-name="T9">/20</text:span><text:span text:style-name="T10">2</text:span><text:span text:style-name="T11">4</text:span></text:p>
      <text:p text:style-name="P4"/>
      <text:h text:style-name="P1" text:outline-level="2">Introduzione</text:h>
      <text:p text:style-name="P10">L’obiettivo del progetto era quello di parallelizzare un programma seriale (già fornito) allo scopo di valutarne l’incremento prestazionale.</text:p>
      <text:p text:style-name="P10">Al fine di eseguire il codice in parallelo sono state impiegate due delle tecnologie viste durante il corso (OpenMP ed MPI), permettendo di effettuare un confronto dell’efficacia di entrambe nella risoluzione del problema.</text:p>
      <text:h text:style-name="Heading_20_2" text:outline-level="2"><text:span text:style-name="T7">Versione</text:span> OpenMP</text:h>
      <text:p text:style-name="P6">Descrivere come <text:span text:style-name="T6">il programma </text:span>è stat<text:span text:style-name="T6">o</text:span> parallelizzat<text:span text:style-name="T6">o</text:span> <text:span text:style-name="T5">sfruttando </text:span>il parallelismo a memoria condivisa fornito da OpenMP; se serve è possibile aiutarsi con schemi/diagrammi. Descrivere le prestazioni del<text:span text:style-name="T4">la implementazione OpenMP in termini di scalabilità ed efficienza.</text:span></text:p>
      <text:h text:style-name="Heading_20_2" text:outline-level="2"><text:span text:style-name="T7">Versione</text:span> MPI/CUDA</text:h>
      <text:p text:style-name="P7">Descrivere come <text:span text:style-name="T6">il programma è stato parallelizzato sfruttando il parallelismo</text:span> a memoria <text:span text:style-name="T4">distribuita fornito da MPI, oppure il parallelismo massivo CUDA (solo uno dei due, a scelta)</text:span>. <text:span text:style-name="T8">Analizzare le prestazioni della soluzione proposta.</text:span></text:p>
      <text:h text:style-name="Heading_20_2" text:outline-level="2">Conclusioni</text:h>
      <text:p text:style-name="P8">Eventuali conclusioni, discussione generale dei risultati, <text:span text:style-name="T14">eventuali (ipotetici) sviluppi futuri, ecc</text:span>.</text:p>
      <text:h text:style-name="Heading_20_2" text:outline-level="2">Riferimenti <text:span text:style-name="T2">b</text:span>ibliografici</text:h>
      <text:p text:style-name="P5">Nel caso si sia consultata della documentazione, è utile indicarla nei riferimenti bibliografici. Ogni riferimento deve essere numerato e <text:span text:style-name="T13">va richiamato</text:span> almeno una volta nel testo. <text:span text:style-name="T15">Se</text:span> non <text:span text:style-name="T15">è stata consulta documentazione</text:span>, questa sezione può essere omess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face style:name="Times New Roman" svg:font-family="'Times New Roman'" style:font-family-generic="roman"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Droid Sans Fallback1"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it" fo:country="IT" style:letter-kerning="true" style:font-name-asian="Droid Sans Fallback1" style:font-size-asian="10.5pt" style:language-asian="zh" style:country-asian="CN" style:font-name-complex="Lohit Hind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1075in" fo:margin-bottom="0.0638in" style: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0.4in" fo:margin-right="0in" fo:margin-top="0in" fo:margin-bottom="0.0799in" style:contextual-spacing="true" fo:keep-together="always" fo:text-indent="0in" style:auto-text-indent="false" style:page-number="auto" fo:background-color="transparent" style:shadow="none" fo:keep-with-next="always">
        <style:tab-stops>
          <style:tab-stop style:position="0.3in"/>
          <style:tab-stop style:position="0.6in"/>
          <style:tab-stop style:position="0.9in"/>
          <style:tab-stop style:position="1.2in"/>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 style:font-family-asian="'Droid Sans Fallback'" style:font-family-generic-asian="modern" style:font-pitch-asian="fixed" style:font-size-asian="10.5pt" style:font-name-complex="Lohit Hindi1"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1"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5:05:45.401473551</meta:creation-date>
    <meta:editing-duration>PT1H52M23S</meta:editing-duration>
    <meta:editing-cycles>3</meta:editing-cycles>
    <meta:generator>LibreOffice/7.5.9.2$Linux_X86_64 LibreOffice_project/50$Build-2</meta:generator>
    <meta:initial-creator>Moreno Marzolla</meta:initial-creator>
    <dc:title>Relazione HPC</dc:title>
    <dc:date>2024-01-13T17:29:55.478621818</dc:date>
    <meta:document-statistic meta:table-count="0" meta:image-count="0" meta:object-count="0" meta:page-count="1" meta:paragraph-count="14" meta:word-count="186" meta:character-count="1394" meta:non-whitespace-character-count="1222"/>
  </office:meta>
</office:document-meta>
</file>